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ro1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  <table:table-cell office:value-type="string" calcext:value-type="string">
            <text:p>cooman-abirthdaycanonforkevin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  <table:table-cell office:value-type="string" calcext:value-type="string">
            <text:p>cooman-abluestar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  <table:table-cell office:value-type="string" calcext:value-type="string">
            <text:p>cooman-abramscall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  <table:table-cell office:value-type="string" calcext:value-type="string">
            <text:p>cooman-acosmicprayer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  <table:table-cell office:value-type="string" calcext:value-type="string">
            <text:p>cooman-adamlayybounden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  <table:table-cell office:value-type="string" calcext:value-type="string">
            <text:p>cooman-adifficultmiracle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  <table:table-cell office:value-type="string" calcext:value-type="string">
            <text:p>cooman-aequammementorebus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  <table:table-cell office:value-type="string" calcext:value-type="string">
            <text:p>cooman-ahikersgear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  <table:table-cell office:value-type="string" calcext:value-type="string">
            <text:p>cooman-albumleaffordickandjudywagner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  <table:table-cell office:value-type="string" calcext:value-type="string">
            <text:p>cooman-albumleaves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  <table:table-cell office:value-type="string" calcext:value-type="string">
            <text:p>cooman-alentencollect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 office:value-type="string" calcext:value-type="string">
            <text:p>cooman-alive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  <table:table-cell office:value-type="string" calcext:value-type="string">
            <text:p>cooman-allthingscametobe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  <table:table-cell office:value-type="string" calcext:value-type="string">
            <text:p>cooman-almaredemptorismater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  <table:table-cell office:value-type="string" calcext:value-type="string">
            <text:p>cooman-altarrock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  <table:table-cell office:value-type="string" calcext:value-type="string">
            <text:p>cooman-amisar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  <table:table-cell office:value-type="string" calcext:value-type="string">
            <text:p>cooman-anangelsong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  <table:table-cell office:value-type="string" calcext:value-type="string">
            <text:p>cooman-anantucketprelude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  <table:table-cell office:value-type="string" calcext:value-type="string">
            <text:p>cooman-ancientairs2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  <table:table-cell office:value-type="string" calcext:value-type="string">
            <text:p>cooman-angelstar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  <table:table-cell office:value-type="string" calcext:value-type="string">
            <text:p>cooman-anglicanpsalmchantno1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  <table:table-cell office:value-type="string" calcext:value-type="string">
            <text:p>cooman-anglicanpsalmchantno2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  <table:table-cell office:value-type="string" calcext:value-type="string">
            <text:p>cooman-anglicanpsalmchantno3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  <table:table-cell office:value-type="string" calcext:value-type="string">
            <text:p>cooman-anglicanpsalmchantno4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  <table:table-cell office:value-type="string" calcext:value-type="string">
            <text:p>cooman-anglicanpsalmchantno5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  <table:table-cell office:value-type="string" calcext:value-type="string">
            <text:p>cooman-anglicanpsalmchantno6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  <table:table-cell office:value-type="string" calcext:value-type="string">
            <text:p>cooman-anheavenlysong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  <table:table-cell office:value-type="string" calcext:value-type="string">
            <text:p>cooman-animalplanet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  <table:table-cell office:value-type="string" calcext:value-type="string">
            <text:p>cooman-anoasisremembered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  <table:table-cell office:value-type="string" calcext:value-type="string">
            <text:p>cooman-anopendoor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  <table:table-cell office:value-type="string" calcext:value-type="string">
            <text:p>cooman-antics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  <table:table-cell office:value-type="string" calcext:value-type="string">
            <text:p>cooman-anykingdomwehave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  <table:table-cell office:value-type="string" calcext:value-type="string">
            <text:p>cooman-apentecostprayer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  <table:table-cell office:value-type="string" calcext:value-type="string">
            <text:p>cooman-apiccolocelebration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  <table:table-cell office:value-type="string" calcext:value-type="string">
            <text:p>cooman-aplacewhereangelssing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  <table:table-cell office:value-type="string" calcext:value-type="string">
            <text:p>cooman-aprayerbeforesleep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  <table:table-cell office:value-type="string" calcext:value-type="string">
            <text:p>cooman-aprayerforlight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  <table:table-cell office:value-type="string" calcext:value-type="string">
            <text:p>cooman-aprayerinspring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  <table:table-cell office:value-type="string" calcext:value-type="string">
            <text:p>cooman-aquariuschaconnesbirthdaymusicformarisa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  <table:table-cell office:value-type="string" calcext:value-type="string">
            <text:p>cooman-ariacaritasabundatinomnia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  <table:table-cell office:value-type="string" calcext:value-type="string">
            <text:p>cooman-ariaquasiunaciaccona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  <table:table-cell office:value-type="string" calcext:value-type="string">
            <text:p>cooman-armeniannocturne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 office:value-type="string" calcext:value-type="string">
            <text:p>cooman-arobertsbridgeestampie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  <table:table-cell office:value-type="string" calcext:value-type="string">
            <text:p>cooman-ascenditincaelum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  <table:table-cell office:value-type="string" calcext:value-type="string">
            <text:p>cooman-ascensions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  <table:table-cell office:value-type="string" calcext:value-type="string">
            <text:p>cooman-asongofthefuture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  <table:table-cell office:value-type="string" calcext:value-type="string">
            <text:p>cooman-aspenmountain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  <table:table-cell office:value-type="string" calcext:value-type="string">
            <text:p>cooman-astothesun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  <table:table-cell office:value-type="string" calcext:value-type="string">
            <text:p>cooman-atriptothesky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  <table:table-cell office:value-type="string" calcext:value-type="string">
            <text:p>cooman-autumnsongs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  <table:table-cell office:value-type="string" calcext:value-type="string">
            <text:p>cooman-autumnsuncanticle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  <table:table-cell office:value-type="string" calcext:value-type="string">
            <text:p>cooman-auxtuileries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  <table:table-cell office:value-type="string" calcext:value-type="string">
            <text:p>cooman-avedulcissimamaria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  <table:table-cell office:value-type="string" calcext:value-type="string">
            <text:p>cooman-avisionofthetreeoflife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  <table:table-cell office:value-type="string" calcext:value-type="string">
            <text:p>cooman-awakemyheart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  <table:table-cell office:value-type="string" calcext:value-type="string">
            <text:p>cooman-barnardvalley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  <table:table-cell office:value-type="string" calcext:value-type="string">
            <text:p>cooman-barnyardepisodessonataforcontrabassoonandpiano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  <table:table-cell office:value-type="string" calcext:value-type="string">
            <text:p>cooman-beachgrasselegy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  <table:table-cell office:value-type="string" calcext:value-type="string">
            <text:p>cooman-beachstreet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  <table:table-cell office:value-type="string" calcext:value-type="string">
            <text:p>cooman-bearmountainfragments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  <table:table-cell office:value-type="string" calcext:value-type="string">
            <text:p>cooman-beckoningsummer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  <table:table-cell office:value-type="string" calcext:value-type="string">
            <text:p>cooman-bellsbeyond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 office:value-type="string" calcext:value-type="string">
            <text:p>cooman-bellsbeyondthestars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  <table:table-cell office:value-type="string" calcext:value-type="string">
            <text:p>cooman-bellsforpauline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  <table:table-cell office:value-type="string" calcext:value-type="string">
            <text:p>cooman-berceuse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  <table:table-cell office:value-type="string" calcext:value-type="string">
            <text:p>cooman-berninisangels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  <table:table-cell office:value-type="string" calcext:value-type="string">
            <text:p>cooman-beyebroken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  <table:table-cell office:value-type="string" calcext:value-type="string">
            <text:p>cooman-beyewise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  <table:table-cell office:value-type="string" calcext:value-type="string">
            <text:p>cooman-beyondallknowing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  <table:table-cell office:value-type="string" calcext:value-type="string">
            <text:p>cooman-biblicalsconcertoforsolopianoinfivemovements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  <table:table-cell office:value-type="string" calcext:value-type="string">
            <text:p>cooman-bicinium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  <table:table-cell office:value-type="string" calcext:value-type="string">
            <text:p>cooman-bigbluehouse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  <table:table-cell office:value-type="string" calcext:value-type="string">
            <text:p>cooman-blessthelordomysoul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  <table:table-cell office:value-type="string" calcext:value-type="string">
            <text:p>cooman-blueglimmers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  <table:table-cell office:value-type="string" calcext:value-type="string">
            <text:p>cooman-bornamongusinthenight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 office:value-type="string" calcext:value-type="string">
            <text:p>cooman-botany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  <table:table-cell office:value-type="string" calcext:value-type="string">
            <text:p>cooman-brantpoint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  <table:table-cell office:value-type="string" calcext:value-type="string">
            <text:p>cooman-brassquintet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  <table:table-cell office:value-type="string" calcext:value-type="string">
            <text:p>cooman-brattlestreet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  <table:table-cell office:value-type="string" calcext:value-type="string">
            <text:p>cooman-briefvibrations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  <table:table-cell office:value-type="string" calcext:value-type="string">
            <text:p>cooman-brightnesses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  <table:table-cell office:value-type="string" calcext:value-type="string">
            <text:p>cooman-buildersforchrist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  <table:table-cell office:value-type="string" calcext:value-type="string">
            <text:p>cooman-buttonstew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  <table:table-cell office:value-type="string" calcext:value-type="string">
            <text:p>cooman-calltoremembrance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  <table:table-cell office:value-type="string" calcext:value-type="string">
            <text:p>cooman-cambridgepassacaglia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  <table:table-cell office:value-type="string" calcext:value-type="string">
            <text:p>cooman-canalscapesoliloquyforstringquartet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  <table:table-cell office:value-type="string" calcext:value-type="string">
            <text:p>cooman-canopache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  <table:table-cell office:value-type="string" calcext:value-type="string">
            <text:p>cooman-canticlemosaicinremembranceandhope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  <table:table-cell office:value-type="string" calcext:value-type="string">
            <text:p>cooman-cantilena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  <table:table-cell office:value-type="string" calcext:value-type="string">
            <text:p>cooman-cantiomystica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  <table:table-cell office:value-type="string" calcext:value-type="string">
            <text:p>cooman-cantique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 office:value-type="string" calcext:value-type="string">
            <text:p>cooman-cantique2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  <table:table-cell office:value-type="string" calcext:value-type="string">
            <text:p>cooman-cantusi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 office:value-type="string" calcext:value-type="string">
            <text:p>cooman-cantusiii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  <table:table-cell office:value-type="string" calcext:value-type="string">
            <text:p>cooman-cantusiiintounknowinglight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  <table:table-cell office:value-type="string" calcext:value-type="string">
            <text:p>cooman-canzona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  <table:table-cell office:value-type="string" calcext:value-type="string">
            <text:p>cooman-canzonadacamera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  <table:table-cell office:value-type="string" calcext:value-type="string">
            <text:p>cooman-canzonaiii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  <table:table-cell office:value-type="string" calcext:value-type="string">
            <text:p>cooman-canzonaiv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  <table:table-cell office:value-type="string" calcext:value-type="string">
            <text:p>cooman-canzonav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 office:value-type="string" calcext:value-type="string">
            <text:p>cooman-capriccioafterdickinson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  <table:table-cell office:value-type="string" calcext:value-type="string">
            <text:p>cooman-cavatina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  <table:table-cell office:value-type="string" calcext:value-type="string">
            <text:p>cooman-celebrationfanfare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  <table:table-cell office:value-type="string" calcext:value-type="string">
            <text:p>cooman-celestialmeditations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  <table:table-cell office:value-type="string" calcext:value-type="string">
            <text:p>cooman-ceremonialsuite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  <table:table-cell office:value-type="string" calcext:value-type="string">
            <text:p>cooman-ceruleandoublepercussionconcerto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 office:value-type="string" calcext:value-type="string">
            <text:p>cooman-chansondamour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  <table:table-cell office:value-type="string" calcext:value-type="string">
            <text:p>cooman-chasingthemoondown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  <table:table-cell office:value-type="string" calcext:value-type="string">
            <text:p>cooman-cheakes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  <table:table-cell office:value-type="string" calcext:value-type="string">
            <text:p>cooman-choraleandcourante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 office:value-type="string" calcext:value-type="string">
            <text:p>cooman-christisalive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  <table:table-cell office:value-type="string" calcext:value-type="string">
            <text:p>cooman-christusnatusest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  <table:table-cell office:value-type="string" calcext:value-type="string">
            <text:p>cooman-ciacconaangelica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  <table:table-cell office:value-type="string" calcext:value-type="string">
            <text:p>cooman-ciacconasoprasalveregina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  <table:table-cell office:value-type="string" calcext:value-type="string">
            <text:p>cooman-cinqcroquis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  <table:table-cell office:value-type="string" calcext:value-type="string">
            <text:p>cooman-circe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  <table:table-cell office:value-type="string" calcext:value-type="string">
            <text:p>cooman-cisco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  <table:table-cell office:value-type="string" calcext:value-type="string">
            <text:p>cooman-clacjubilee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  <table:table-cell office:value-type="string" calcext:value-type="string">
            <text:p>cooman-clarinetconcerto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  <table:table-cell office:value-type="string" calcext:value-type="string">
            <text:p>cooman-clarkcove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 office:value-type="string" calcext:value-type="string">
            <text:p>cooman-cliffbeach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  <table:table-cell office:value-type="string" calcext:value-type="string">
            <text:p>cooman-coatue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  <table:table-cell office:value-type="string" calcext:value-type="string">
            <text:p>cooman-coatuedreaming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  <table:table-cell office:value-type="string" calcext:value-type="string">
            <text:p>cooman-cobaltblue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  <table:table-cell office:value-type="string" calcext:value-type="string">
            <text:p>cooman-codex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  <table:table-cell office:value-type="string" calcext:value-type="string">
            <text:p>cooman-comeletusgoagain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  <table:table-cell office:value-type="string" calcext:value-type="string">
            <text:p>cooman-conant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  <table:table-cell office:value-type="string" calcext:value-type="string">
            <text:p>cooman-concertinofoko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  <table:table-cell office:value-type="string" calcext:value-type="string">
            <text:p>cooman-concertinoforthree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  <table:table-cell office:value-type="string" calcext:value-type="string">
            <text:p>cooman-concertinoiii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  <table:table-cell office:value-type="string" calcext:value-type="string">
            <text:p>cooman-concertoforbasssaxophoneandstrings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  <table:table-cell office:value-type="string" calcext:value-type="string">
            <text:p>cooman-concertoforbasstromboneandsixplayers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  <table:table-cell office:value-type="string" calcext:value-type="string">
            <text:p>cooman-concertoforportatiforganandstrings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  <table:table-cell office:value-type="string" calcext:value-type="string">
            <text:p>cooman-concertogrosso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  <table:table-cell office:value-type="string" calcext:value-type="string">
            <text:p>cooman-concertoinmodoantico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  <table:table-cell office:value-type="string" calcext:value-type="string">
            <text:p>cooman-concertopiccoloinmemoriameberhardkraus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  <table:table-cell office:value-type="string" calcext:value-type="string">
            <text:p>cooman-concertpiecelatricotea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 office:value-type="string" calcext:value-type="string">
            <text:p>cooman-conductus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 office:value-type="string" calcext:value-type="string">
            <text:p>cooman-conductus2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 office:value-type="string" calcext:value-type="string">
            <text:p>cooman-conesofsilencechoralesanddiversions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  <table:table-cell office:value-type="string" calcext:value-type="string">
            <text:p>cooman-coskata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  <table:table-cell office:value-type="string" calcext:value-type="string">
            <text:p>cooman-coskatadreaming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 office:value-type="string" calcext:value-type="string">
            <text:p>cooman-credendum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  <table:table-cell office:value-type="string" calcext:value-type="string">
            <text:p>cooman-cropofpeace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  <table:table-cell office:value-type="string" calcext:value-type="string">
            <text:p>cooman-crucifixus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  <table:table-cell office:value-type="string" calcext:value-type="string">
            <text:p>cooman-cyclingseasons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 office:value-type="string" calcext:value-type="string">
            <text:p>cooman-dancesoftheholyfoolsonataforaltosaxophoneandpiano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  <table:table-cell office:value-type="string" calcext:value-type="string">
            <text:p>cooman-darkdecemberignisdei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  <table:table-cell office:value-type="string" calcext:value-type="string">
            <text:p>cooman-dascha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  <table:table-cell office:value-type="string" calcext:value-type="string">
            <text:p>cooman-daustin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  <table:table-cell office:value-type="string" calcext:value-type="string">
            <text:p>cooman-dawnflower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  <table:table-cell office:value-type="string" calcext:value-type="string">
            <text:p>cooman-dawngame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  <table:table-cell office:value-type="string" calcext:value-type="string">
            <text:p>cooman-dawnliturgies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 office:value-type="string" calcext:value-type="string">
            <text:p>cooman-dawnrituals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  <table:table-cell office:value-type="string" calcext:value-type="string">
            <text:p>cooman-decembersong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  <table:table-cell office:value-type="string" calcext:value-type="string">
            <text:p>cooman-dentistrymusic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  <table:table-cell office:value-type="string" calcext:value-type="string">
            <text:p>cooman-desertpathways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  <table:table-cell office:value-type="string" calcext:value-type="string">
            <text:p>cooman-desertrock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  <table:table-cell office:value-type="string" calcext:value-type="string">
            <text:p>cooman-desiringthesolicitudeofrain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  <table:table-cell office:value-type="string" calcext:value-type="string">
            <text:p>cooman-deuxpetitspreludes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  <table:table-cell office:value-type="string" calcext:value-type="string">
            <text:p>cooman-devbrar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  <table:table-cell office:value-type="string" calcext:value-type="string">
            <text:p>cooman-diapasonvoluntary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  <table:table-cell office:value-type="string" calcext:value-type="string">
            <text:p>cooman-dionis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  <table:table-cell office:value-type="string" calcext:value-type="string">
            <text:p>cooman-dionisdreaming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  <table:table-cell office:value-type="string" calcext:value-type="string">
            <text:p>cooman-dionisdreaming2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 office:value-type="string" calcext:value-type="string">
            <text:p>cooman-diptychfornewlife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  <table:table-cell office:value-type="string" calcext:value-type="string">
            <text:p>cooman-distantglitteringorbs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  <table:table-cell office:value-type="string" calcext:value-type="string">
            <text:p>cooman-divertimento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  <table:table-cell office:value-type="string" calcext:value-type="string">
            <text:p>cooman-dolmencreek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  <table:table-cell office:value-type="string" calcext:value-type="string">
            <text:p>cooman-dosbrevesapuntes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  <table:table-cell office:value-type="string" calcext:value-type="string">
            <text:p>cooman-doubleduet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  <table:table-cell office:value-type="string" calcext:value-type="string">
            <text:p>cooman-dovergloriapatri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  <table:table-cell office:value-type="string" calcext:value-type="string">
            <text:p>cooman-downpour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  <table:table-cell office:value-type="string" calcext:value-type="string">
            <text:p>cooman-dreametudes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  <table:table-cell office:value-type="string" calcext:value-type="string">
            <text:p>cooman-dreametudesbookii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  <table:table-cell office:value-type="string" calcext:value-type="string">
            <text:p>cooman-dreametudesbookiii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  <table:table-cell office:value-type="string" calcext:value-type="string">
            <text:p>cooman-dreametudesbookiv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  <table:table-cell office:value-type="string" calcext:value-type="string">
            <text:p>cooman-dreamtombeaucrucifixus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  <table:table-cell office:value-type="string" calcext:value-type="string">
            <text:p>cooman-drmagic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  <table:table-cell office:value-type="string" calcext:value-type="string">
            <text:p>cooman-dronemass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  <table:table-cell office:value-type="string" calcext:value-type="string">
            <text:p>cooman-duetsuite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  <table:table-cell office:value-type="string" calcext:value-type="string">
            <text:p>cooman-dunstercarol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  <table:table-cell office:value-type="string" calcext:value-type="string">
            <text:p>cooman-duofortrumpetandharmonium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  <table:table-cell office:value-type="string" calcext:value-type="string">
            <text:p>cooman-easterday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  <table:table-cell office:value-type="string" calcext:value-type="string">
            <text:p>cooman-eastertriumpheasterjoy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  <table:table-cell office:value-type="string" calcext:value-type="string">
            <text:p>cooman-eastonstreet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  <table:table-cell office:value-type="string" calcext:value-type="string">
            <text:p>cooman-echoingcarols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  <table:table-cell office:value-type="string" calcext:value-type="string">
            <text:p>cooman-eelpoint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  <table:table-cell office:value-type="string" calcext:value-type="string">
            <text:p>cooman-elegia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 office:value-type="string" calcext:value-type="string">
            <text:p>cooman-elegies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  <table:table-cell office:value-type="string" calcext:value-type="string">
            <text:p>cooman-elegy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  <table:table-cell office:value-type="string" calcext:value-type="string">
            <text:p>cooman-elwyn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  <table:table-cell office:value-type="string" calcext:value-type="string">
            <text:p>cooman-enchantedgardens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  <table:table-cell office:value-type="string" calcext:value-type="string">
            <text:p>cooman-enchantedpathwaysconcertoforhornandensemble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  <table:table-cell office:value-type="string" calcext:value-type="string">
            <text:p>cooman-enchantedtracingspianoconcertono2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  <table:table-cell office:value-type="string" calcext:value-type="string">
            <text:p>cooman-endlessnight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  <table:table-cell office:value-type="string" calcext:value-type="string">
            <text:p>cooman-entratafestiva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  <table:table-cell office:value-type="string" calcext:value-type="string">
            <text:p>cooman-epicedium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  <table:table-cell office:value-type="string" calcext:value-type="string">
            <text:p>cooman-epigraminmemoriamstevenstucky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  <table:table-cell office:value-type="string" calcext:value-type="string">
            <text:p>cooman-epitaph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 office:value-type="string" calcext:value-type="string">
            <text:p>cooman-epitaphofseikilos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 office:value-type="string" calcext:value-type="string">
            <text:p>cooman-equinoxdances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  <table:table-cell office:value-type="string" calcext:value-type="string">
            <text:p>cooman-equinoxsonata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  <table:table-cell office:value-type="string" calcext:value-type="string">
            <text:p>cooman-eriewatermuletalesoftheempirestatesgloriouscanal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  <table:table-cell office:value-type="string" calcext:value-type="string">
            <text:p>cooman-eros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 office:value-type="string" calcext:value-type="string">
            <text:p>cooman-estampie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  <table:table-cell office:value-type="string" calcext:value-type="string">
            <text:p>cooman-estherisland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  <table:table-cell office:value-type="string" calcext:value-type="string">
            <text:p>cooman-eternalcity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  <table:table-cell office:value-type="string" calcext:value-type="string">
            <text:p>cooman-eternaldayspring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  <table:table-cell office:value-type="string" calcext:value-type="string">
            <text:p>cooman-eternitie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 office:value-type="string" calcext:value-type="string">
            <text:p>cooman-eveningsong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  <table:table-cell office:value-type="string" calcext:value-type="string">
            <text:p>cooman-everygeneration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  <table:table-cell office:value-type="string" calcext:value-type="string">
            <text:p>cooman-everywhichshiningway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  <table:table-cell office:value-type="string" calcext:value-type="string">
            <text:p>cooman-exaltation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  <table:table-cell office:value-type="string" calcext:value-type="string">
            <text:p>cooman-exordium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  <table:table-cell office:value-type="string" calcext:value-type="string">
            <text:p>cooman-exsultet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  <table:table-cell office:value-type="string" calcext:value-type="string">
            <text:p>cooman-faithhopelove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  <table:table-cell office:value-type="string" calcext:value-type="string">
            <text:p>cooman-faithpraiseandprayer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  <table:table-cell office:value-type="string" calcext:value-type="string">
            <text:p>cooman-faithpraiseandprayerforadventandchristmas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  <table:table-cell office:value-type="string" calcext:value-type="string">
            <text:p>cooman-fanfarecanon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  <table:table-cell office:value-type="string" calcext:value-type="string">
            <text:p>cooman-fanfareforaduchessatstandrews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  <table:table-cell office:value-type="string" calcext:value-type="string">
            <text:p>cooman-fanfarefordgf2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  <table:table-cell office:value-type="string" calcext:value-type="string">
            <text:p>cooman-fanfareforhammerchord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  <table:table-cell office:value-type="string" calcext:value-type="string">
            <text:p>cooman-fantasiadicollaborazione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  <table:table-cell office:value-type="string" calcext:value-type="string">
            <text:p>cooman-fantasiaonfairharvard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 office:value-type="string" calcext:value-type="string">
            <text:p>cooman-fantasiaongreensleeves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  <table:table-cell office:value-type="string" calcext:value-type="string">
            <text:p>cooman-fantasyandjig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 office:value-type="string" calcext:value-type="string">
            <text:p>cooman-fantasyonnassau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  <table:table-cell office:value-type="string" calcext:value-type="string">
            <text:p>cooman-fantasyonvalmai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  <table:table-cell office:value-type="string" calcext:value-type="string">
            <text:p>cooman-fantasyonvictimaepaschalilaudes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 office:value-type="string" calcext:value-type="string">
            <text:p>cooman-fantasyvariationsonhuntsville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  <table:table-cell office:value-type="string" calcext:value-type="string">
            <text:p>cooman-fantasyvariationsontwothemes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  <table:table-cell office:value-type="string" calcext:value-type="string">
            <text:p>cooman-ferko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  <table:table-cell office:value-type="string" calcext:value-type="string">
            <text:p>cooman-festivalsanctus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  <table:table-cell office:value-type="string" calcext:value-type="string">
            <text:p>cooman-festlicherlobgesang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  <table:table-cell office:value-type="string" calcext:value-type="string">
            <text:p>cooman-findingyou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 office:value-type="string" calcext:value-type="string">
            <text:p>cooman-fisherslanding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 office:value-type="string" calcext:value-type="string">
            <text:p>cooman-flapaway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  <table:table-cell office:value-type="string" calcext:value-type="string">
            <text:p>cooman-flashpoint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  <table:table-cell office:value-type="string" calcext:value-type="string">
            <text:p>cooman-flaxgoldentales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  <table:table-cell office:value-type="string" calcext:value-type="string">
            <text:p>cooman-floopishnesstwopiecesforclarinetsolo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  <table:table-cell office:value-type="string" calcext:value-type="string">
            <text:p>cooman-fluteconcerto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  <table:table-cell office:value-type="string" calcext:value-type="string">
            <text:p>cooman-flyingmachine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  <table:table-cell office:value-type="string" calcext:value-type="string">
            <text:p>cooman-folkfantasie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  <table:table-cell office:value-type="string" calcext:value-type="string">
            <text:p>cooman-folkpreludeonazmon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  <table:table-cell office:value-type="string" calcext:value-type="string">
            <text:p>cooman-foresightspinningmeditationsforcontrabassandensemble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  <table:table-cell office:value-type="string" calcext:value-type="string">
            <text:p>cooman-foursunsets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  <table:table-cell office:value-type="string" calcext:value-type="string">
            <text:p>cooman-fourthpianosonata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 office:value-type="string" calcext:value-type="string">
            <text:p>cooman-frammentoaforistico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  <table:table-cell office:value-type="string" calcext:value-type="string">
            <text:p>cooman-fraser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  <table:table-cell office:value-type="string" calcext:value-type="string">
            <text:p>cooman-frequentflyer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  <table:table-cell office:value-type="string" calcext:value-type="string">
            <text:p>cooman-frompasttofuture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  <table:table-cell office:value-type="string" calcext:value-type="string">
            <text:p>cooman-fromyourheart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 office:value-type="string" calcext:value-type="string">
            <text:p>cooman-gallerymusic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  <table:table-cell office:value-type="string" calcext:value-type="string">
            <text:p>cooman-gebet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  <table:table-cell office:value-type="string" calcext:value-type="string">
            <text:p>cooman-ghermar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  <table:table-cell office:value-type="string" calcext:value-type="string">
            <text:p>cooman-giantcoloredbird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  <table:table-cell office:value-type="string" calcext:value-type="string">
            <text:p>cooman-giantcoloredbirdiii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  <table:table-cell office:value-type="string" calcext:value-type="string">
            <text:p>cooman-gibbspond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  <table:table-cell office:value-type="string" calcext:value-type="string">
            <text:p>cooman-givealltolove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  <table:table-cell office:value-type="string" calcext:value-type="string">
            <text:p>cooman-giveme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  <table:table-cell office:value-type="string" calcext:value-type="string">
            <text:p>cooman-gloucesterestampie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  <table:table-cell office:value-type="string" calcext:value-type="string">
            <text:p>cooman-godspokewithvariedvoices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  <table:table-cell office:value-type="string" calcext:value-type="string">
            <text:p>cooman-godyoumoveamongus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  <table:table-cell office:value-type="string" calcext:value-type="string">
            <text:p>cooman-goggles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  <table:table-cell office:value-type="string" calcext:value-type="string">
            <text:p>cooman-goldencallings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  <table:table-cell office:value-type="string" calcext:value-type="string">
            <text:p>cooman-goldintodiamonds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  <table:table-cell office:value-type="string" calcext:value-type="string">
            <text:p>cooman-gospelreflectiononblessedassurance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  <table:table-cell office:value-type="string" calcext:value-type="string">
            <text:p>cooman-gothicprocessional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  <table:table-cell office:value-type="string" calcext:value-type="string">
            <text:p>cooman-gracetoccata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 office:value-type="string" calcext:value-type="string">
            <text:p>cooman-grainsong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  <table:table-cell office:value-type="string" calcext:value-type="string">
            <text:p>cooman-greatpoint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  <table:table-cell office:value-type="string" calcext:value-type="string">
            <text:p>cooman-guthrie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  <table:table-cell office:value-type="string" calcext:value-type="string">
            <text:p>cooman-hallelujahshout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  <table:table-cell office:value-type="string" calcext:value-type="string">
            <text:p>cooman-heartsearcher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 office:value-type="string" calcext:value-type="string">
            <text:p>cooman-heavensign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  <table:table-cell office:value-type="string" calcext:value-type="string">
            <text:p>cooman-hildegardsforce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  <table:table-cell office:value-type="string" calcext:value-type="string">
            <text:p>cooman-hindleyhollow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  <table:table-cell office:value-type="string" calcext:value-type="string">
            <text:p>cooman-hoickshollow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  <table:table-cell office:value-type="string" calcext:value-type="string">
            <text:p>cooman-hope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  <table:table-cell office:value-type="string" calcext:value-type="string">
            <text:p>cooman-hopeandlove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  <table:table-cell office:value-type="string" calcext:value-type="string">
            <text:p>cooman-horizons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  <table:table-cell office:value-type="string" calcext:value-type="string">
            <text:p>cooman-hornpipe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  <table:table-cell office:value-type="string" calcext:value-type="string">
            <text:p>cooman-horntrio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  <table:table-cell office:value-type="string" calcext:value-type="string">
            <text:p>cooman-howfarawayisheaven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  <table:table-cell office:value-type="string" calcext:value-type="string">
            <text:p>cooman-hummockpond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  <table:table-cell office:value-type="string" calcext:value-type="string">
            <text:p>cooman-hurtingfolk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  <table:table-cell office:value-type="string" calcext:value-type="string">
            <text:p>cooman-hyannis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  <table:table-cell office:value-type="string" calcext:value-type="string">
            <text:p>cooman-iamlovedasilove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  <table:table-cell office:value-type="string" calcext:value-type="string">
            <text:p>cooman-ideasshortetudesforsolooboebookii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  <table:table-cell office:value-type="string" calcext:value-type="string">
            <text:p>cooman-ifyeloveme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  <table:table-cell office:value-type="string" calcext:value-type="string">
            <text:p>cooman-ihaveseenthelordamarymagdalenesequence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  <table:table-cell office:value-type="string" calcext:value-type="string">
            <text:p>cooman-ihrhabtnuntraurigkeit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  <table:table-cell office:value-type="string" calcext:value-type="string">
            <text:p>cooman-imagesfour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  <table:table-cell office:value-type="string" calcext:value-type="string">
            <text:p>cooman-inbeautywalking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  <table:table-cell office:value-type="string" calcext:value-type="string">
            <text:p>cooman-index.html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  <table:table-cell office:value-type="string" calcext:value-type="string">
            <text:p>cooman-index.html.orig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 office:value-type="string" calcext:value-type="string">
            <text:p>cooman-inmemoriamgeorgeperle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  <table:table-cell office:value-type="string" calcext:value-type="string">
            <text:p>cooman-inmemoriamlianaalexandra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 office:value-type="string" calcext:value-type="string">
            <text:p>cooman-intermezzovariations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  <table:table-cell office:value-type="string" calcext:value-type="string">
            <text:p>cooman-inthanksoflife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  <table:table-cell office:value-type="string" calcext:value-type="string">
            <text:p>cooman-intheabsenceofyourringing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  <table:table-cell office:value-type="string" calcext:value-type="string">
            <text:p>cooman-inthebeginningwastheword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  <table:table-cell office:value-type="string" calcext:value-type="string">
            <text:p>cooman-inthelight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  <table:table-cell office:value-type="string" calcext:value-type="string">
            <text:p>cooman-inthemidstofwildbeing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  <table:table-cell office:value-type="string" calcext:value-type="string">
            <text:p>cooman-inthenightgarden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 office:value-type="string" calcext:value-type="string">
            <text:p>cooman-intoonecrimsonflame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  <table:table-cell office:value-type="string" calcext:value-type="string">
            <text:p>cooman-intradaafterasorbianmelody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  <table:table-cell office:value-type="string" calcext:value-type="string">
            <text:p>cooman-invocation3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 office:value-type="string" calcext:value-type="string">
            <text:p>cooman-invocationariaandtoccataonslane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 office:value-type="string" calcext:value-type="string">
            <text:p>cooman-invocazionebrillante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  <table:table-cell office:value-type="string" calcext:value-type="string">
            <text:p>cooman-irreversibleheart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  <table:table-cell office:value-type="string" calcext:value-type="string">
            <text:p>cooman-itisi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  <table:table-cell office:value-type="string" calcext:value-type="string">
            <text:p>cooman-jacksonpoint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 office:value-type="string" calcext:value-type="string">
            <text:p>cooman-jahreslosung2017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  <table:table-cell office:value-type="string" calcext:value-type="string">
            <text:p>cooman-jesusgiftofgod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 office:value-type="string" calcext:value-type="string">
            <text:p>cooman-jesusishere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  <table:table-cell office:value-type="string" calcext:value-type="string">
            <text:p>cooman-jesusisthesunlight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  <table:table-cell office:value-type="string" calcext:value-type="string">
            <text:p>cooman-jesuswalkedthislonesomevalley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  <table:table-cell office:value-type="string" calcext:value-type="string">
            <text:p>cooman-jesusyouareastone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  <table:table-cell office:value-type="string" calcext:value-type="string">
            <text:p>cooman-journeybookii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  <table:table-cell office:value-type="string" calcext:value-type="string">
            <text:p>cooman-journeybookinmemoriamarthurjarvinen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  <table:table-cell office:value-type="string" calcext:value-type="string">
            <text:p>cooman-joyofhumankindbrieftransportfororchestra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  <table:table-cell office:value-type="string" calcext:value-type="string">
            <text:p>cooman-joysong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  <table:table-cell office:value-type="string" calcext:value-type="string">
            <text:p>cooman-judyarnoldherjubilee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  <table:table-cell office:value-type="string" calcext:value-type="string">
            <text:p>cooman-justnow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  <table:table-cell office:value-type="string" calcext:value-type="string">
            <text:p>cooman-kennebunkportsuite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 office:value-type="string" calcext:value-type="string">
            <text:p>cooman-kingofglorykingofpeace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  <table:table-cell office:value-type="string" calcext:value-type="string">
            <text:p>cooman-kleinearie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  <table:table-cell office:value-type="string" calcext:value-type="string">
            <text:p>cooman-knowthatgodlovesyou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 office:value-type="string" calcext:value-type="string">
            <text:p>cooman-kyrie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 office:value-type="string" calcext:value-type="string">
            <text:p>cooman-kyrie2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  <table:table-cell office:value-type="string" calcext:value-type="string">
            <text:p>cooman-lagniappe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  <table:table-cell office:value-type="string" calcext:value-type="string">
            <text:p>cooman-lamentoso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  <table:table-cell office:value-type="string" calcext:value-type="string">
            <text:p>cooman-lauda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  <table:table-cell office:value-type="string" calcext:value-type="string">
            <text:p>cooman-leapintolove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  <table:table-cell office:value-type="string" calcext:value-type="string">
            <text:p>cooman-leavesoflight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  <table:table-cell office:value-type="string" calcext:value-type="string">
            <text:p>cooman-lenti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  <table:table-cell office:value-type="string" calcext:value-type="string">
            <text:p>cooman-lilacjubilee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  <table:table-cell office:value-type="string" calcext:value-type="string">
            <text:p>cooman-littlefantasiaonindulcijubilo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  <table:table-cell office:value-type="string" calcext:value-type="string">
            <text:p>cooman-littlepartitaonapolishcarol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  <table:table-cell office:value-type="string" calcext:value-type="string">
            <text:p>cooman-littlepoppet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  <table:table-cell office:value-type="string" calcext:value-type="string">
            <text:p>cooman-littlerecorderbook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  <table:table-cell office:value-type="string" calcext:value-type="string">
            <text:p>cooman-livesunited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  <table:table-cell office:value-type="string" calcext:value-type="string">
            <text:p>cooman-longjosephspoint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  <table:table-cell office:value-type="string" calcext:value-type="string">
            <text:p>cooman-lordsfields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  <table:table-cell office:value-type="string" calcext:value-type="string">
            <text:p>cooman-lovecamedownatchristmas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  <table:table-cell office:value-type="string" calcext:value-type="string">
            <text:p>cooman-lovedcreation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 office:value-type="string" calcext:value-type="string">
            <text:p>cooman-loveflowsfromgod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 office:value-type="string" calcext:value-type="string">
            <text:p>cooman-lowellcarol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  <table:table-cell office:value-type="string" calcext:value-type="string">
            <text:p>cooman-lowesthighest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  <table:table-cell office:value-type="string" calcext:value-type="string">
            <text:p>cooman-lullabyafterrameau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  <table:table-cell office:value-type="string" calcext:value-type="string">
            <text:p>cooman-lyricpieces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 office:value-type="string" calcext:value-type="string">
            <text:p>cooman-lyrictriofortrumpetcelloandpiano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  <table:table-cell office:value-type="string" calcext:value-type="string">
            <text:p>cooman-madaket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  <table:table-cell office:value-type="string" calcext:value-type="string">
            <text:p>cooman-madaketdreaming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  <table:table-cell office:value-type="string" calcext:value-type="string">
            <text:p>cooman-madrigal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  <table:table-cell office:value-type="string" calcext:value-type="string">
            <text:p>cooman-madrigalii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  <table:table-cell office:value-type="string" calcext:value-type="string">
            <text:p>cooman-madrigaliii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  <table:table-cell office:value-type="string" calcext:value-type="string">
            <text:p>cooman-magneticsouth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  <table:table-cell office:value-type="string" calcext:value-type="string">
            <text:p>cooman-magnificatandnuncdimittisprescott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 office:value-type="string" calcext:value-type="string">
            <text:p>cooman-magnificatandnuncdimittisstpeterscambridge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 office:value-type="string" calcext:value-type="string">
            <text:p>cooman-makeroftheworld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  <table:table-cell office:value-type="string" calcext:value-type="string">
            <text:p>cooman-manproposesbutgoddisposes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 office:value-type="string" calcext:value-type="string">
            <text:p>cooman-masick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  <table:table-cell office:value-type="string" calcext:value-type="string">
            <text:p>cooman-massasoit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  <table:table-cell office:value-type="string" calcext:value-type="string">
            <text:p>cooman-maysong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  <table:table-cell office:value-type="string" calcext:value-type="string">
            <text:p>cooman-meditationandrejoicing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  <table:table-cell office:value-type="string" calcext:value-type="string">
            <text:p>cooman-meditationonpalsrok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  <table:table-cell office:value-type="string" calcext:value-type="string">
            <text:p>cooman-meditationonwondrouslove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  <table:table-cell office:value-type="string" calcext:value-type="string">
            <text:p>cooman-mercyandtruth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 office:value-type="string" calcext:value-type="string">
            <text:p>cooman-miacometdreaming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 office:value-type="string" calcext:value-type="string">
            <text:p>cooman-miacometkyrie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  <table:table-cell office:value-type="string" calcext:value-type="string">
            <text:p>cooman-missabrevistrottier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 office:value-type="string" calcext:value-type="string">
            <text:p>cooman-monomoy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  <table:table-cell office:value-type="string" calcext:value-type="string">
            <text:p>cooman-moondance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  <table:table-cell office:value-type="string" calcext:value-type="string">
            <text:p>cooman-moonflower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  <table:table-cell office:value-type="string" calcext:value-type="string">
            <text:p>cooman-moonmarked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  <table:table-cell office:value-type="string" calcext:value-type="string">
            <text:p>cooman-moonshards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  <table:table-cell office:value-type="string" calcext:value-type="string">
            <text:p>cooman-morgancreek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 office:value-type="string" calcext:value-type="string">
            <text:p>cooman-morgantown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  <table:table-cell office:value-type="string" calcext:value-type="string">
            <text:p>cooman-morningatbrantpoint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  <table:table-cell office:value-type="string" calcext:value-type="string">
            <text:p>cooman-morningstar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  <table:table-cell office:value-type="string" calcext:value-type="string">
            <text:p>cooman-mountainslikethese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  <table:table-cell office:value-type="string" calcext:value-type="string">
            <text:p>cooman-mountaintoccata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  <table:table-cell office:value-type="string" calcext:value-type="string">
            <text:p>cooman-musette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  <table:table-cell office:value-type="string" calcext:value-type="string">
            <text:p>cooman-musicfrommayflowerhill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  <table:table-cell office:value-type="string" calcext:value-type="string">
            <text:p>cooman-myersrock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  <table:table-cell office:value-type="string" calcext:value-type="string">
            <text:p>cooman-nashaquisset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  <table:table-cell office:value-type="string" calcext:value-type="string">
            <text:p>cooman-near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  <table:table-cell office:value-type="string" calcext:value-type="string">
            <text:p>cooman-nelgrib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  <table:table-cell office:value-type="string" calcext:value-type="string">
            <text:p>cooman-netherlandstravelogue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  <table:table-cell office:value-type="string" calcext:value-type="string">
            <text:p>cooman-nethwyg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  <table:table-cell office:value-type="string" calcext:value-type="string">
            <text:p>cooman-newdawn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  <table:table-cell office:value-type="string" calcext:value-type="string">
            <text:p>cooman-newlifeisborntodayostinatoalleluia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  <table:table-cell office:value-type="string" calcext:value-type="string">
            <text:p>cooman-newtonantiphonies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  <table:table-cell office:value-type="string" calcext:value-type="string">
            <text:p>cooman-newworldcarolsanamericanchristmastriptych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  <table:table-cell office:value-type="string" calcext:value-type="string">
            <text:p>cooman-ninepreludes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  <table:table-cell office:value-type="string" calcext:value-type="string">
            <text:p>cooman-nobadeer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  <table:table-cell office:value-type="string" calcext:value-type="string">
            <text:p>cooman-nobadeerdreaming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  <table:table-cell office:value-type="string" calcext:value-type="string">
            <text:p>cooman-notecardpieces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  <table:table-cell office:value-type="string" calcext:value-type="string">
            <text:p>cooman-nottous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  <table:table-cell office:value-type="string" calcext:value-type="string">
            <text:p>cooman-nousvoyonsafterarcadeltliszt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  <table:table-cell office:value-type="string" calcext:value-type="string">
            <text:p>cooman-nowelowtofyourslepearyse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  <table:table-cell office:value-type="string" calcext:value-type="string">
            <text:p>cooman-nowthatyouseethenight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 office:value-type="string" calcext:value-type="string">
            <text:p>cooman-numberpirates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  <table:table-cell office:value-type="string" calcext:value-type="string">
            <text:p>cooman-oboequartet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 office:value-type="string" calcext:value-type="string">
            <text:p>cooman-obonejesu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  <table:table-cell office:value-type="string" calcext:value-type="string">
            <text:p>cooman-ode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  <table:table-cell office:value-type="string" calcext:value-type="string">
            <text:p>cooman-offertoriesforthechurchyear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  <table:table-cell office:value-type="string" calcext:value-type="string">
            <text:p>cooman-oficeandsilverswans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  <table:table-cell office:value-type="string" calcext:value-type="string">
            <text:p>cooman-ofreedom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  <table:table-cell office:value-type="string" calcext:value-type="string">
            <text:p>cooman-oldnorthvestry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 office:value-type="string" calcext:value-type="string">
            <text:p>cooman-oldsouthwharf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 office:value-type="string" calcext:value-type="string">
            <text:p>cooman-olordincreasemyfaith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  <table:table-cell office:value-type="string" calcext:value-type="string">
            <text:p>cooman-olordiwillsingofyourloveforever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  <table:table-cell office:value-type="string" calcext:value-type="string">
            <text:p>cooman-olordsupportus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  <table:table-cell office:value-type="string" calcext:value-type="string">
            <text:p>cooman-olovethatwillnotletmego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  <table:table-cell office:value-type="string" calcext:value-type="string">
            <text:p>cooman-onelove</text:p>
          </table:table-cell>
        </table:table-row>
        <table:table-row table:style-name="ro1">
          <table:table-cell office:value-type="string" calcext:value-type="string">
            <text:p>cooman-ode </text:p>
          </table:table-cell>
          <table:table-cell office:value-type="string" calcext:value-type="string">
            <text:p>cooman-oneword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 office:value-type="string" calcext:value-type="string">
            <text:p>cooman-operfectlifeoflove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  <table:table-cell office:value-type="string" calcext:value-type="string">
            <text:p>cooman-oqpschronometer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  <table:table-cell office:value-type="string" calcext:value-type="string">
            <text:p>cooman-oquammirabilis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  <table:table-cell office:value-type="string" calcext:value-type="string">
            <text:p>cooman-orbital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  <table:table-cell office:value-type="string" calcext:value-type="string">
            <text:p>cooman-organbookipiecesformanuals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  <table:table-cell office:value-type="string" calcext:value-type="string">
            <text:p>cooman-oruborsanguinis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 office:value-type="string" calcext:value-type="string">
            <text:p>cooman-ostinatodiptychonasorbianeasterchorale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  <table:table-cell office:value-type="string" calcext:value-type="string">
            <text:p>cooman-ostinatomass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 office:value-type="string" calcext:value-type="string">
            <text:p>cooman-owlnight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  <table:table-cell office:value-type="string" calcext:value-type="string">
            <text:p>cooman-page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  <table:table-cell office:value-type="string" calcext:value-type="string">
            <text:p>cooman-palmking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  <table:table-cell office:value-type="string" calcext:value-type="string">
            <text:p>cooman-paradoxessonataforcelloandpiano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  <table:table-cell office:value-type="string" calcext:value-type="string">
            <text:p>cooman-paraphraseonamotiveofandreaswillscher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  <table:table-cell office:value-type="string" calcext:value-type="string">
            <text:p>cooman-passioncanticle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  <table:table-cell office:value-type="string" calcext:value-type="string">
            <text:p>cooman-peterfolger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 office:value-type="string" calcext:value-type="string">
            <text:p>cooman-petersemmaus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  <table:table-cell office:value-type="string" calcext:value-type="string">
            <text:p>cooman-petitcarillon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 office:value-type="string" calcext:value-type="string">
            <text:p>cooman-photoscapes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  <table:table-cell office:value-type="string" calcext:value-type="string">
            <text:p>cooman-pianoconcerto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  <table:table-cell office:value-type="string" calcext:value-type="string">
            <text:p>cooman-piccolafantasiafrancescana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  <table:table-cell office:value-type="string" calcext:value-type="string">
            <text:p>cooman-pieceheroique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  <table:table-cell office:value-type="string" calcext:value-type="string">
            <text:p>cooman-pittsburghconcerto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 office:value-type="string" calcext:value-type="string">
            <text:p>cooman-pittsburghrhapsody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 office:value-type="string" calcext:value-type="string">
            <text:p>cooman-plainsongvariations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  <table:table-cell office:value-type="string" calcext:value-type="string">
            <text:p>cooman-plaint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  <table:table-cell office:value-type="string" calcext:value-type="string">
            <text:p>cooman-planctus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  <table:table-cell office:value-type="string" calcext:value-type="string">
            <text:p>cooman-planctusii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  <table:table-cell office:value-type="string" calcext:value-type="string">
            <text:p>cooman-planctusiii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  <table:table-cell office:value-type="string" calcext:value-type="string">
            <text:p>cooman-pocomo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  <table:table-cell office:value-type="string" calcext:value-type="string">
            <text:p>cooman-polpis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 office:value-type="string" calcext:value-type="string">
            <text:p>cooman-polpisdreaming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  <table:table-cell office:value-type="string" calcext:value-type="string">
            <text:p>cooman-polpisdreaming2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  <table:table-cell office:value-type="string" calcext:value-type="string">
            <text:p>cooman-poorbibi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  <table:table-cell office:value-type="string" calcext:value-type="string">
            <text:p>cooman-portolavalley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  <table:table-cell office:value-type="string" calcext:value-type="string">
            <text:p>cooman-portolavalleymass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  <table:table-cell office:value-type="string" calcext:value-type="string">
            <text:p>cooman-postcardpartita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  <table:table-cell office:value-type="string" calcext:value-type="string">
            <text:p>cooman-postludium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  <table:table-cell office:value-type="string" calcext:value-type="string">
            <text:p>cooman-prayerofjulianofnorwich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  <table:table-cell office:value-type="string" calcext:value-type="string">
            <text:p>cooman-prayerofstambrose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  <table:table-cell office:value-type="string" calcext:value-type="string">
            <text:p>cooman-prayerofstambrose2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  <table:table-cell office:value-type="string" calcext:value-type="string">
            <text:p>cooman-precesandresponsesprescott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  <table:table-cell office:value-type="string" calcext:value-type="string">
            <text:p>cooman-preludeandfugueno1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  <table:table-cell office:value-type="string" calcext:value-type="string">
            <text:p>cooman-preludeandfugueno3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  <table:table-cell office:value-type="string" calcext:value-type="string">
            <text:p>cooman-preludeandfugueno7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  <table:table-cell office:value-type="string" calcext:value-type="string">
            <text:p>cooman-preludeandfugueno9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  <table:table-cell office:value-type="string" calcext:value-type="string">
            <text:p>cooman-preludeandrondinoonherzliebsterjesu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  <table:table-cell office:value-type="string" calcext:value-type="string">
            <text:p>cooman-preludemodale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  <table:table-cell office:value-type="string" calcext:value-type="string">
            <text:p>cooman-preludeondix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 office:value-type="string" calcext:value-type="string">
            <text:p>cooman-preludeonmaterna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  <table:table-cell office:value-type="string" calcext:value-type="string">
            <text:p>cooman-preludioconostinato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  <table:table-cell office:value-type="string" calcext:value-type="string">
            <text:p>cooman-preludiofestivo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 office:value-type="string" calcext:value-type="string">
            <text:p>cooman-preludiogioioso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  <table:table-cell office:value-type="string" calcext:value-type="string">
            <text:p>cooman-preludiomaestoso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  <table:table-cell office:value-type="string" calcext:value-type="string">
            <text:p>cooman-preludioonaswedishtune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  <table:table-cell office:value-type="string" calcext:value-type="string">
            <text:p>cooman-preludioquasieco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  <table:table-cell office:value-type="string" calcext:value-type="string">
            <text:p>cooman-preludioquieto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 office:value-type="string" calcext:value-type="string">
            <text:p>cooman-preludiostaccato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  <table:table-cell office:value-type="string" calcext:value-type="string">
            <text:p>cooman-processionalintrada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  <table:table-cell office:value-type="string" calcext:value-type="string">
            <text:p>cooman-proclamation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  <table:table-cell office:value-type="string" calcext:value-type="string">
            <text:p>cooman-prophesies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  <table:table-cell office:value-type="string" calcext:value-type="string">
            <text:p>cooman-prospecthill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  <table:table-cell office:value-type="string" calcext:value-type="string">
            <text:p>cooman-psalm66bejoyfulingod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  <table:table-cell office:value-type="string" calcext:value-type="string">
            <text:p>cooman-quartetforpianoandstringsasealiturgy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  <table:table-cell office:value-type="string" calcext:value-type="string">
            <text:p>cooman-quase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  <table:table-cell office:value-type="string" calcext:value-type="string">
            <text:p>cooman-quasquicentennialfanfare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  <table:table-cell office:value-type="string" calcext:value-type="string">
            <text:p>cooman-quickeningclockwork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  <table:table-cell office:value-type="string" calcext:value-type="string">
            <text:p>cooman-quicksilverabirthdaycardforberio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  <table:table-cell office:value-type="string" calcext:value-type="string">
            <text:p>cooman-quidnet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  <table:table-cell office:value-type="string" calcext:value-type="string">
            <text:p>cooman-quidnetmorningloop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  <table:table-cell office:value-type="string" calcext:value-type="string">
            <text:p>cooman-quidnetshadows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  <table:table-cell office:value-type="string" calcext:value-type="string">
            <text:p>cooman-rainsongs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  <table:table-cell office:value-type="string" calcext:value-type="string">
            <text:p>cooman-rasima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  <table:table-cell office:value-type="string" calcext:value-type="string">
            <text:p>cooman-raylight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 office:value-type="string" calcext:value-type="string">
            <text:p>cooman-reclimbingmayflowerhill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  <table:table-cell office:value-type="string" calcext:value-type="string">
            <text:p>cooman-reflection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 office:value-type="string" calcext:value-type="string">
            <text:p>cooman-reflectiononrepton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  <table:table-cell office:value-type="string" calcext:value-type="string">
            <text:p>cooman-refrains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 office:value-type="string" calcext:value-type="string">
            <text:p>cooman-remember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  <table:table-cell office:value-type="string" calcext:value-type="string">
            <text:p>cooman-remembering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  <table:table-cell office:value-type="string" calcext:value-type="string">
            <text:p>cooman-rememberingtomorrowtromboneconcerto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  <table:table-cell office:value-type="string" calcext:value-type="string">
            <text:p>cooman-rhapsody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  <table:table-cell office:value-type="string" calcext:value-type="string">
            <text:p>cooman-rhinecliff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  <table:table-cell office:value-type="string" calcext:value-type="string">
            <text:p>cooman-ribenial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 office:value-type="string" calcext:value-type="string">
            <text:p>cooman-ricercareinepidiatessaron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  <table:table-cell office:value-type="string" calcext:value-type="string">
            <text:p>cooman-riseupmylove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  <table:table-cell office:value-type="string" calcext:value-type="string">
            <text:p>cooman-rising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  <table:table-cell office:value-type="string" calcext:value-type="string">
            <text:p>cooman-riteieucharist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  <table:table-cell office:value-type="string" calcext:value-type="string">
            <text:p>cooman-riversongrememberingdennisabelson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  <table:table-cell office:value-type="string" calcext:value-type="string">
            <text:p>cooman-roadoflight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 office:value-type="string" calcext:value-type="string">
            <text:p>cooman-rochestertriptych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  <table:table-cell office:value-type="string" calcext:value-type="string">
            <text:p>cooman-rondeaucarol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  <table:table-cell office:value-type="string" calcext:value-type="string">
            <text:p>cooman-rondelet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  <table:table-cell office:value-type="string" calcext:value-type="string">
            <text:p>cooman-rondinoonilovetotellthestory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  <table:table-cell office:value-type="string" calcext:value-type="string">
            <text:p>cooman-roses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 office:value-type="string" calcext:value-type="string">
            <text:p>cooman-rosner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  <table:table-cell office:value-type="string" calcext:value-type="string">
            <text:p>cooman-rossiniinthekitchen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  <table:table-cell office:value-type="string" calcext:value-type="string">
            <text:p>cooman-ruhigerlobgesang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  <table:table-cell office:value-type="string" calcext:value-type="string">
            <text:p>cooman-sagebrushcelebration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 office:value-type="string" calcext:value-type="string">
            <text:p>cooman-saimar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  <table:table-cell office:value-type="string" calcext:value-type="string">
            <text:p>cooman-sanandreassuite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  <table:table-cell office:value-type="string" calcext:value-type="string">
            <text:p>cooman-sanfrancescoalaverna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  <table:table-cell office:value-type="string" calcext:value-type="string">
            <text:p>cooman-sankaty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  <table:table-cell office:value-type="string" calcext:value-type="string">
            <text:p>cooman-sankatydreamingstringquartetno4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 office:value-type="string" calcext:value-type="string">
            <text:p>cooman-sarabandeinmodumbenedictionem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  <table:table-cell office:value-type="string" calcext:value-type="string">
            <text:p>cooman-saro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  <table:table-cell office:value-type="string" calcext:value-type="string">
            <text:p>cooman-scherzofortheflutes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  <table:table-cell office:value-type="string" calcext:value-type="string">
            <text:p>cooman-schumannserenade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  <table:table-cell office:value-type="string" calcext:value-type="string">
            <text:p>cooman-seafindings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  <table:table-cell office:value-type="string" calcext:value-type="string">
            <text:p>cooman-sealegs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  <table:table-cell office:value-type="string" calcext:value-type="string">
            <text:p>cooman-searchinghands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  <table:table-cell office:value-type="string" calcext:value-type="string">
            <text:p>cooman-seascapepassionmiddaybrightnessthirdpianosonata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  <table:table-cell office:value-type="string" calcext:value-type="string">
            <text:p>cooman-sedetaddexteremdeipatris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  <table:table-cell office:value-type="string" calcext:value-type="string">
            <text:p>cooman-seilou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 office:value-type="string" calcext:value-type="string">
            <text:p>cooman-sesachacha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 office:value-type="string" calcext:value-type="string">
            <text:p>cooman-sesapana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  <table:table-cell office:value-type="string" calcext:value-type="string">
            <text:p>cooman-setmeasaseal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  <table:table-cell office:value-type="string" calcext:value-type="string">
            <text:p>cooman-shadowbookthreesongsinthenight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  <table:table-cell office:value-type="string" calcext:value-type="string">
            <text:p>cooman-shawkemo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  <table:table-cell office:value-type="string" calcext:value-type="string">
            <text:p>cooman-shawkemodreaming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  <table:table-cell office:value-type="string" calcext:value-type="string">
            <text:p>cooman-shiningsilhouettemtmansfieldsunset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  <table:table-cell office:value-type="string" calcext:value-type="string">
            <text:p>cooman-shiningspacequintetforhornandstrings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 office:value-type="string" calcext:value-type="string">
            <text:p>cooman-showingsofdivinelove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 office:value-type="string" calcext:value-type="string">
            <text:p>cooman-siasconset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  <table:table-cell office:value-type="string" calcext:value-type="string">
            <text:p>cooman-silentprisms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  <table:table-cell office:value-type="string" calcext:value-type="string">
            <text:p>cooman-silverincantation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  <table:table-cell office:value-type="string" calcext:value-type="string">
            <text:p>cooman-silverlagoonstrumpetconcerto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  <table:table-cell office:value-type="string" calcext:value-type="string">
            <text:p>cooman-singosingthisblessedmorn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 office:value-type="string" calcext:value-type="string">
            <text:p>cooman-singpraisetriptychfororgan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  <table:table-cell office:value-type="string" calcext:value-type="string">
            <text:p>cooman-sketchno2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  <table:table-cell office:value-type="string" calcext:value-type="string">
            <text:p>cooman-sketchno3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 office:value-type="string" calcext:value-type="string">
            <text:p>cooman-slicksteward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 office:value-type="string" calcext:value-type="string">
            <text:p>cooman-smithpoint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  <table:table-cell office:value-type="string" calcext:value-type="string">
            <text:p>cooman-solsticeprelude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  <table:table-cell office:value-type="string" calcext:value-type="string">
            <text:p>cooman-solsticesonata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  <table:table-cell office:value-type="string" calcext:value-type="string">
            <text:p>cooman-sonataforclarinetandpiano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  <table:table-cell office:value-type="string" calcext:value-type="string">
            <text:p>cooman-sonataforenglishhornandpiano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 office:value-type="string" calcext:value-type="string">
            <text:p>cooman-sonataforflugelhornandpiano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 office:value-type="string" calcext:value-type="string">
            <text:p>cooman-sonataforfluteandpiano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 office:value-type="string" calcext:value-type="string">
            <text:p>cooman-sonataforharpsichord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  <table:table-cell office:value-type="string" calcext:value-type="string">
            <text:p>cooman-sonatafortrumpetandpiano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  <table:table-cell office:value-type="string" calcext:value-type="string">
            <text:p>cooman-sonatafortrumpetandtrombone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  <table:table-cell office:value-type="string" calcext:value-type="string">
            <text:p>cooman-sonatafortubaandpiano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  <table:table-cell office:value-type="string" calcext:value-type="string">
            <text:p>cooman-sonataforviolinandorgan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  <table:table-cell office:value-type="string" calcext:value-type="string">
            <text:p>cooman-sonatano2forviolinandpiano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  <table:table-cell office:value-type="string" calcext:value-type="string">
            <text:p>cooman-sonatano3forviolinandpiano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 office:value-type="string" calcext:value-type="string">
            <text:p>cooman-sonatinafortoypiano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 office:value-type="string" calcext:value-type="string">
            <text:p>cooman-sonatinaforwinston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 office:value-type="string" calcext:value-type="string">
            <text:p>cooman-sonatinano2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  <table:table-cell office:value-type="string" calcext:value-type="string">
            <text:p>cooman-sonatinano3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  <table:table-cell office:value-type="string" calcext:value-type="string">
            <text:p>cooman-songsfromthecityoflight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 office:value-type="string" calcext:value-type="string">
            <text:p>cooman-sonnetsfortwotrumpets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 office:value-type="string" calcext:value-type="string">
            <text:p>cooman-sophroniavariations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  <table:table-cell office:value-type="string" calcext:value-type="string">
            <text:p>cooman-sourdoughserenade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 office:value-type="string" calcext:value-type="string">
            <text:p>cooman-speckledwren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 office:value-type="string" calcext:value-type="string">
            <text:p>cooman-spectrum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 office:value-type="string" calcext:value-type="string">
            <text:p>cooman-springburst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  <table:table-cell office:value-type="string" calcext:value-type="string">
            <text:p>cooman-springnight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  <table:table-cell office:value-type="string" calcext:value-type="string">
            <text:p>cooman-springsongs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  <table:table-cell office:value-type="string" calcext:value-type="string">
            <text:p>cooman-squam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  <table:table-cell office:value-type="string" calcext:value-type="string">
            <text:p>cooman-starfields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 office:value-type="string" calcext:value-type="string">
            <text:p>cooman-startenders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  <table:table-cell office:value-type="string" calcext:value-type="string">
            <text:p>cooman-stepsbeach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  <table:table-cell office:value-type="string" calcext:value-type="string">
            <text:p>cooman-stmaur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  <table:table-cell office:value-type="string" calcext:value-type="string">
            <text:p>cooman-stmichaelantiphonies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  <table:table-cell office:value-type="string" calcext:value-type="string">
            <text:p>cooman-stoneripples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  <table:table-cell office:value-type="string" calcext:value-type="string">
            <text:p>cooman-storiesinthestars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  <table:table-cell office:value-type="string" calcext:value-type="string">
            <text:p>cooman-storrowdrive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  <table:table-cell office:value-type="string" calcext:value-type="string">
            <text:p>cooman-suitebreve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  <table:table-cell office:value-type="string" calcext:value-type="string">
            <text:p>cooman-suiteforchildren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  <table:table-cell office:value-type="string" calcext:value-type="string">
            <text:p>cooman-suiteforhammerchord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  <table:table-cell office:value-type="string" calcext:value-type="string">
            <text:p>cooman-suiteforjay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  <table:table-cell office:value-type="string" calcext:value-type="string">
            <text:p>cooman-suiteforstrings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  <table:table-cell office:value-type="string" calcext:value-type="string">
            <text:p>cooman-sulak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  <table:table-cell office:value-type="string" calcext:value-type="string">
            <text:p>cooman-summersolstice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  <table:table-cell office:value-type="string" calcext:value-type="string">
            <text:p>cooman-summersong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  <table:table-cell office:value-type="string" calcext:value-type="string">
            <text:p>cooman-sunloom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  <table:table-cell office:value-type="string" calcext:value-type="string">
            <text:p>cooman-sunrisealleluia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  <table:table-cell office:value-type="string" calcext:value-type="string">
            <text:p>cooman-sunset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  <table:table-cell office:value-type="string" calcext:value-type="string">
            <text:p>cooman-sunsethill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  <table:table-cell office:value-type="string" calcext:value-type="string">
            <text:p>cooman-sunsongs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  <table:table-cell office:value-type="string" calcext:value-type="string">
            <text:p>cooman-suntracing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  <table:table-cell office:value-type="string" calcext:value-type="string">
            <text:p>cooman-surfside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  <table:table-cell office:value-type="string" calcext:value-type="string">
            <text:p>cooman-sweetestmusicsoftlystealing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  <table:table-cell office:value-type="string" calcext:value-type="string">
            <text:p>cooman-symphonyno3avemarisstella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  <table:table-cell office:value-type="string" calcext:value-type="string">
            <text:p>cooman-symphonyoflight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  <table:table-cell office:value-type="string" calcext:value-type="string">
            <text:p>cooman-talearutila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  <table:table-cell office:value-type="string" calcext:value-type="string">
            <text:p>cooman-tambourin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  <table:table-cell office:value-type="string" calcext:value-type="string">
            <text:p>cooman-tarantellademente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  <table:table-cell office:value-type="string" calcext:value-type="string">
            <text:p>cooman-tawpoot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  <table:table-cell office:value-type="string" calcext:value-type="string">
            <text:p>cooman-tedeum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  <table:table-cell office:value-type="string" calcext:value-type="string">
            <text:p>cooman-temptme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  <table:table-cell office:value-type="string" calcext:value-type="string">
            <text:p>cooman-thattheymayrest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  <table:table-cell office:value-type="string" calcext:value-type="string">
            <text:p>cooman-theappletonamensset1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 office:value-type="string" calcext:value-type="string">
            <text:p>cooman-thechoirinvisible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 office:value-type="string" calcext:value-type="string">
            <text:p>cooman-thecloakwiththestars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  <table:table-cell office:value-type="string" calcext:value-type="string">
            <text:p>cooman-thedawninglight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  <table:table-cell office:value-type="string" calcext:value-type="string">
            <text:p>cooman-thedoorsinthesky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  <table:table-cell office:value-type="string" calcext:value-type="string">
            <text:p>cooman-theeternaldove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  <table:table-cell office:value-type="string" calcext:value-type="string">
            <text:p>cooman-theeveningchoir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  <table:table-cell office:value-type="string" calcext:value-type="string">
            <text:p>cooman-thefluteoftheinfinite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  <table:table-cell office:value-type="string" calcext:value-type="string">
            <text:p>cooman-theforestssong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  <table:table-cell office:value-type="string" calcext:value-type="string">
            <text:p>cooman-thegreatwilno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  <table:table-cell office:value-type="string" calcext:value-type="string">
            <text:p>cooman-theguesthouse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  <table:table-cell office:value-type="string" calcext:value-type="string">
            <text:p>cooman-thekingdomofjustice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  <table:table-cell office:value-type="string" calcext:value-type="string">
            <text:p>cooman-thelaidleywyrm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  <table:table-cell office:value-type="string" calcext:value-type="string">
            <text:p>cooman-thelampofcharity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  <table:table-cell office:value-type="string" calcext:value-type="string">
            <text:p>cooman-thelitanyoflight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  <table:table-cell office:value-type="string" calcext:value-type="string">
            <text:p>cooman-thelivingwaterworks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  <table:table-cell office:value-type="string" calcext:value-type="string">
            <text:p>cooman-themesforimprovisation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  <table:table-cell office:value-type="string" calcext:value-type="string">
            <text:p>cooman-theodaburnsmass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  <table:table-cell office:value-type="string" calcext:value-type="string">
            <text:p>cooman-theoncies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  <table:table-cell office:value-type="string" calcext:value-type="string">
            <text:p>cooman-thepeachblossomsshadow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  <table:table-cell office:value-type="string" calcext:value-type="string">
            <text:p>cooman-thereforeletuskeepthefeast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  <table:table-cell office:value-type="string" calcext:value-type="string">
            <text:p>cooman-thereismuchintheworld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  <table:table-cell office:value-type="string" calcext:value-type="string">
            <text:p>cooman-therevelationsofdivinelovemetaphorsfromseaandsky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  <table:table-cell office:value-type="string" calcext:value-type="string">
            <text:p>cooman-therewillbestars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  <table:table-cell office:value-type="string" calcext:value-type="string">
            <text:p>cooman-theroseofsharon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  <table:table-cell office:value-type="string" calcext:value-type="string">
            <text:p>cooman-therosetreecarol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  <table:table-cell office:value-type="string" calcext:value-type="string">
            <text:p>cooman-theshirtofhappiness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  <table:table-cell office:value-type="string" calcext:value-type="string">
            <text:p>cooman-theskyabouttoopen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  <table:table-cell office:value-type="string" calcext:value-type="string">
            <text:p>cooman-theskycanstillremember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  <table:table-cell office:value-type="string" calcext:value-type="string">
            <text:p>cooman-thetalltaletrain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  <table:table-cell office:value-type="string" calcext:value-type="string">
            <text:p>cooman-thetransportationage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 office:value-type="string" calcext:value-type="string">
            <text:p>cooman-thewaythetruththelife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  <table:table-cell office:value-type="string" calcext:value-type="string">
            <text:p>cooman-thewelcomenews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 office:value-type="string" calcext:value-type="string">
            <text:p>cooman-thieves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  <table:table-cell office:value-type="string" calcext:value-type="string">
            <text:p>cooman-thisdusk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  <table:table-cell office:value-type="string" calcext:value-type="string">
            <text:p>cooman-thisisthehourofbanquetandofsong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  <table:table-cell office:value-type="string" calcext:value-type="string">
            <text:p>cooman-thislifelonggiftofpraise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  <table:table-cell office:value-type="string" calcext:value-type="string">
            <text:p>cooman-threadsconcertofororchestra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  <table:table-cell office:value-type="string" calcext:value-type="string">
            <text:p>cooman-threeacclamationsforworship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  <table:table-cell office:value-type="string" calcext:value-type="string">
            <text:p>cooman-threechoralepreludes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  <table:table-cell office:value-type="string" calcext:value-type="string">
            <text:p>cooman-threeghazalsforharmonium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  <table:table-cell office:value-type="string" calcext:value-type="string">
            <text:p>cooman-threeintermezzi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  <table:table-cell office:value-type="string" calcext:value-type="string">
            <text:p>cooman-threepassiontidemotets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  <table:table-cell office:value-type="string" calcext:value-type="string">
            <text:p>cooman-threepastoralesonagermancarol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  <table:table-cell office:value-type="string" calcext:value-type="string">
            <text:p>cooman-threepsalmmonodies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 office:value-type="string" calcext:value-type="string">
            <text:p>cooman-threerenaissancedances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 office:value-type="string" calcext:value-type="string">
            <text:p>cooman-threesongsfromasyoulikeit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 office:value-type="string" calcext:value-type="string">
            <text:p>cooman-threestfrancislegends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  <table:table-cell office:value-type="string" calcext:value-type="string">
            <text:p>cooman-threevoluntarie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 office:value-type="string" calcext:value-type="string">
            <text:p>cooman-tideofangels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  <table:table-cell office:value-type="string" calcext:value-type="string">
            <text:p>cooman-toccataariaandfinale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 office:value-type="string" calcext:value-type="string">
            <text:p>cooman-toccatabrevis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  <table:table-cell office:value-type="string" calcext:value-type="string">
            <text:p>cooman-toccatafantasyonamedievalwelshcarol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  <table:table-cell office:value-type="string" calcext:value-type="string">
            <text:p>cooman-toccatahomagetobuxtehude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 office:value-type="string" calcext:value-type="string">
            <text:p>cooman-toccataonayorubahymn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  <table:table-cell office:value-type="string" calcext:value-type="string">
            <text:p>cooman-toccataonlasstunserfreuen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  <table:table-cell office:value-type="string" calcext:value-type="string">
            <text:p>cooman-toccatarondo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 office:value-type="string" calcext:value-type="string">
            <text:p>cooman-tombeauaria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  <table:table-cell office:value-type="string" calcext:value-type="string">
            <text:p>cooman-tomnevers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  <table:table-cell office:value-type="string" calcext:value-type="string">
            <text:p>cooman-tooupsetforwords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  <table:table-cell office:value-type="string" calcext:value-type="string">
            <text:p>cooman-towerantiphonies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  <table:table-cell office:value-type="string" calcext:value-type="string">
            <text:p>cooman-treasuredheart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  <table:table-cell office:value-type="string" calcext:value-type="string">
            <text:p>cooman-treasuryofblessings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 office:value-type="string" calcext:value-type="string">
            <text:p>cooman-tresnovascantigas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 office:value-type="string" calcext:value-type="string">
            <text:p>cooman-trinitymatins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  <table:table-cell office:value-type="string" calcext:value-type="string">
            <text:p>cooman-trioinmemoriamdirkflentrop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 office:value-type="string" calcext:value-type="string">
            <text:p>cooman-triolet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  <table:table-cell office:value-type="string" calcext:value-type="string">
            <text:p>cooman-triptychforharpsichord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  <table:table-cell office:value-type="string" calcext:value-type="string">
            <text:p>cooman-triptychonasorbiancarol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  <table:table-cell office:value-type="string" calcext:value-type="string">
            <text:p>cooman-troismelodiesmodales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  <table:table-cell office:value-type="string" calcext:value-type="string">
            <text:p>cooman-trotshill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  <table:table-cell office:value-type="string" calcext:value-type="string">
            <text:p>cooman-trulythelightissweet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  <table:table-cell office:value-type="string" calcext:value-type="string">
            <text:p>cooman-trumpettune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  <table:table-cell office:value-type="string" calcext:value-type="string">
            <text:p>cooman-tubatune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  <table:table-cell office:value-type="string" calcext:value-type="string">
            <text:p>cooman-tuckernuck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  <table:table-cell office:value-type="string" calcext:value-type="string">
            <text:p>cooman-tundracanticle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 office:value-type="string" calcext:value-type="string">
            <text:p>cooman-twilightundulations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  <table:table-cell office:value-type="string" calcext:value-type="string">
            <text:p>cooman-twocatullussongs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  <table:table-cell office:value-type="string" calcext:value-type="string">
            <text:p>cooman-twodawnhymns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 office:value-type="string" calcext:value-type="string">
            <text:p>cooman-twofantasias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  <table:table-cell office:value-type="string" calcext:value-type="string">
            <text:p>cooman-twofolksongs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  <table:table-cell office:value-type="string" calcext:value-type="string">
            <text:p>cooman-twoforlent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  <table:table-cell office:value-type="string" calcext:value-type="string">
            <text:p>cooman-twoforpentecost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  <table:table-cell office:value-type="string" calcext:value-type="string">
            <text:p>cooman-twoforredemption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  <table:table-cell office:value-type="string" calcext:value-type="string">
            <text:p>cooman-twofragments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  <table:table-cell office:value-type="string" calcext:value-type="string">
            <text:p>cooman-twofromthebritishisles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  <table:table-cell office:value-type="string" calcext:value-type="string">
            <text:p>cooman-twoimpressions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  <table:table-cell office:value-type="string" calcext:value-type="string">
            <text:p>cooman-twoliturgicalmeditations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  <table:table-cell office:value-type="string" calcext:value-type="string">
            <text:p>cooman-twolullabies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  <table:table-cell office:value-type="string" calcext:value-type="string">
            <text:p>cooman-twomantras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  <table:table-cell office:value-type="string" calcext:value-type="string">
            <text:p>cooman-twomemoryplaces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  <table:table-cell office:value-type="string" calcext:value-type="string">
            <text:p>cooman-twooatesminiatures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  <table:table-cell office:value-type="string" calcext:value-type="string">
            <text:p>cooman-twopreludes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  <table:table-cell office:value-type="string" calcext:value-type="string">
            <text:p>cooman-twopsalms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  <table:table-cell office:value-type="string" calcext:value-type="string">
            <text:p>cooman-twoshakespearesettings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  <table:table-cell office:value-type="string" calcext:value-type="string">
            <text:p>cooman-twosongswithoutwords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  <table:table-cell office:value-type="string" calcext:value-type="string">
            <text:p>cooman-twovergilsongs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 office:value-type="string" calcext:value-type="string">
            <text:p>cooman-twowakefieldsongs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  <table:table-cell office:value-type="string" calcext:value-type="string">
            <text:p>cooman-unfailinglove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  <table:table-cell office:value-type="string" calcext:value-type="string">
            <text:p>cooman-unmeasuredpreludes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  <table:table-cell office:value-type="string" calcext:value-type="string">
            <text:p>cooman-unregardeloigne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  <table:table-cell office:value-type="string" calcext:value-type="string">
            <text:p>cooman-variationsonabasquenoel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  <table:table-cell office:value-type="string" calcext:value-type="string">
            <text:p>cooman-variationsonathemeofandreaswillscher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  <table:table-cell office:value-type="string" calcext:value-type="string">
            <text:p>cooman-variationsonjesudulciamemoria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  <table:table-cell office:value-type="string" calcext:value-type="string">
            <text:p>cooman-varinna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  <table:table-cell office:value-type="string" calcext:value-type="string">
            <text:p>cooman-venisanctespiritu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  <table:table-cell office:value-type="string" calcext:value-type="string">
            <text:p>cooman-verbumsupernumprodiens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  <table:table-cell office:value-type="string" calcext:value-type="string">
            <text:p>cooman-vigils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  <table:table-cell office:value-type="string" calcext:value-type="string">
            <text:p>cooman-virelai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  <table:table-cell office:value-type="string" calcext:value-type="string">
            <text:p>cooman-virelaiii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  <table:table-cell office:value-type="string" calcext:value-type="string">
            <text:p>cooman-voicesofthetrumpet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  <table:table-cell office:value-type="string" calcext:value-type="string">
            <text:p>cooman-voicesofthetrumpet2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  <table:table-cell office:value-type="string" calcext:value-type="string">
            <text:p>cooman-waitingforoctober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 office:value-type="string" calcext:value-type="string">
            <text:p>cooman-wannacomet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 office:value-type="string" calcext:value-type="string">
            <text:p>cooman-wardmanpark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 office:value-type="string" calcext:value-type="string">
            <text:p>cooman-warrenlanding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  <table:table-cell office:value-type="string" calcext:value-type="string">
            <text:p>cooman-warrington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  <table:table-cell office:value-type="string" calcext:value-type="string">
            <text:p>cooman-wauwinet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  <table:table-cell office:value-type="string" calcext:value-type="string">
            <text:p>cooman-waveglistens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  <table:table-cell office:value-type="string" calcext:value-type="string">
            <text:p>cooman-waxingandwaning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  <table:table-cell office:value-type="string" calcext:value-type="string">
            <text:p>cooman-welcomewind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  <table:table-cell office:value-type="string" calcext:value-type="string">
            <text:p>cooman-westchesterstreet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  <table:table-cell office:value-type="string" calcext:value-type="string">
            <text:p>cooman-whalingmuseum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  <table:table-cell office:value-type="string" calcext:value-type="string">
            <text:p>cooman-whatsthescoop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  <table:table-cell office:value-type="string" calcext:value-type="string">
            <text:p>cooman-wheatandweeds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  <table:table-cell office:value-type="string" calcext:value-type="string">
            <text:p>cooman-whentheperfectcomes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  <table:table-cell office:value-type="string" calcext:value-type="string">
            <text:p>cooman-wherealltheladdersstart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  <table:table-cell office:value-type="string" calcext:value-type="string">
            <text:p>cooman-whereinourblessingsstand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  <table:table-cell office:value-type="string" calcext:value-type="string">
            <text:p>cooman-whostolethequeenstarts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  <table:table-cell office:value-type="string" calcext:value-type="string">
            <text:p>cooman-wildsunrises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  <table:table-cell office:value-type="string" calcext:value-type="string">
            <text:p>cooman-windflower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  <table:table-cell office:value-type="string" calcext:value-type="string">
            <text:p>cooman-wintersonatina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  <table:table-cell office:value-type="string" calcext:value-type="string">
            <text:p>cooman-winthrophouse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  <table:table-cell office:value-type="string" calcext:value-type="string">
            <text:p>cooman-wisdomsdance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  <table:table-cell office:value-type="string" calcext:value-type="string">
            <text:p>cooman-wisemencamejourneying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  <table:table-cell office:value-type="string" calcext:value-type="string">
            <text:p>cooman-withchristwhoselovingruleabides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  <table:table-cell office:value-type="string" calcext:value-type="string">
            <text:p>cooman-witnessestolove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  <table:table-cell office:value-type="string" calcext:value-type="string">
            <text:p>cooman-wondrouslove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 office:value-type="string" calcext:value-type="string">
            <text:p>cooman-woodbearer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  <table:table-cell office:value-type="string" calcext:value-type="string">
            <text:p>cooman-wordlesslight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  <table:table-cell office:value-type="string" calcext:value-type="string">
            <text:p>cooman-wyerspoint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  <table:table-cell office:value-type="string" calcext:value-type="string">
            <text:p>cooman-yellowi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  <table:table-cell office:value-type="string" calcext:value-type="string">
            <text:p>cooman-yorkconcertato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table table:name="Sheet4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aud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doc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3:37.116471800</dc:date>
    <meta:editing-duration>PT15M9S</meta:editing-duration>
    <meta:editing-cycles>11</meta:editing-cycles>
    <meta:document-statistic meta:table-count="6" meta:cell-count="4683" meta:object-count="0"/>
  </office:meta>
</office:document-meta>
</file>